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Party Variables</text:p>
      <text:p text:style-name="P2"><text:a xlink:type="simple" xlink:href="../DungeonCraftHelp.html">DungeonCraft Help Home</text:a></text:p>
      <text:p text:style-name="P2">There are several variables associated with each party as a group. <text:s/>Time-of-day and direction facing are examples. <text:s/>All of the variables are available to the GPDL program. <text:s/>Some of the variables can be modified. <text:s/>Each variable has one function to access the value of the variable and, if the variable is modifiable, one function to set the value.</text:p>
      <text:p text:style-name="P2">All the functions are of the same form:</text:p>
      <text:p text:style-name="P2">To access a variable:</text:p>
      <text:p text:style-name="Preformatted_20_Text"><text:s text:c="3"/>$GET_PARTY_xxxxxx();</text:p>
      <text:p text:style-name="P2">To set the value of a variable:</text:p>
      <text:p text:style-name="Preformatted_20_Text"><text:s text:c="3"/>$SET_PARTY_xxxxxx(value);</text:p>
      <text:p text:style-name="P2">In both cases, the xxxxxx is the name of the particular variable of interest In the $SET_PARTY_xxxxxx functions, the value parameter will be assigned to the party's variable if it is a legal value. <text:s/>You cannot set the party's direction to 17.835, for example. <text:s/>The GPDL conversion of strings to numbers follows the general rules (See Data Type Conversions)</text:p>
      <text:p text:style-name="P2">Following is a list of all the $GET and $SET functions associated with the party. <text:s/>The type of value is one of the following:</text:p>
      <text:p text:style-name="P2">String <text:s/>- <text:s/>Such as a name.</text:p>
      <text:p text:style-name="P2">Integer - <text:s/>Such as an age</text:p>
      <text:p text:style-name="P2">Float <text:s/>- A 'real' number such as 3.14159</text:p>
      <text:p text:style-name="P2">Each entry in the table also indicates whether the variable can be modified with the corresponding $SET_PARTY_xxxxx function.</text:p>
      <text:p text:style-name="Preformatted_20_Text"><text:s/>Function name <text:s text:c="7"/>data type <text:s/>Settable?</text:p>
      <text:p text:style-name="Preformatted_20_Text"><text:s text:c="2"/>$GET_PARTY_FACING <text:s text:c="4"/>Integer <text:s text:c="3"/>Yes</text:p>
      <text:p text:style-name="Preformatted_20_Text"><text:s text:c="2"/>$GET_PARTY_DAYS <text:s text:c="6"/>Integer <text:s text:c="3"/>Yes</text:p>
      <text:p text:style-name="Preformatted_20_Text"><text:s text:c="2"/>$GET_PARTY_HOURS <text:s text:c="5"/>Integer <text:s text:c="3"/>Yes</text:p>
      <text:p text:style-name="Preformatted_20_Text"><text:s text:c="2"/>$GET_PARTY_MINUTES <text:s text:c="3"/>Integer <text:s text:c="3"/>Yes</text:p>
      <text:p text:style-name="Preformatted_20_Text"><text:s text:c="2"/>$GET_PARTY_ACTIVECHAR Integer <text:s text:c="3"/>Yes</text:p>
      <text:p text:style-name="Preformatted_20_Text"/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52:18</meta:creation-date>
    <meta:generator>OpenOffice.org/3.2$Win32 OpenOffice.org_project/320m12$Build-9483</meta:generator>
    <meta:editing-cycles>2</meta:editing-cycles>
    <meta:editing-duration>PT00H01M52S</meta:editing-duration>
    <dc:title>Party Variables</dc:title>
    <dc:date>2010-05-09T18:33:43.02</dc:date>
    <dc:creator>Paul Stevens</dc:creator>
    <meta:document-statistic meta:table-count="0" meta:image-count="0" meta:object-count="0" meta:page-count="1" meta:paragraph-count="21" meta:word-count="226" meta:character-count="1461"/>
  </office:meta>
</office:document-meta>
</file>